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5 Console Programming </text:h>
      <text:p text:style-name="P2"/>
      <text:p text:style-name="P2">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2"/>
      <text:p text:style-name="P2">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2"/>
      <text:p text:style-name="P2">If you are interested in text-based programming you should visit Ascii World located athttp://www.ascii-world.com. Ascii World is a site devoted entirely to text-basedprogramming, regardless of the programming language. </text:p>
      <text:p text:style-name="P2"/>
      <text:p text:style-name="P2">The Console Screen </text:p>
      <text:p text:style-name="P2"/>
      <text:p text:style-name="P2">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2"/>
      <text:p text:style-name="P2">The character set for the console under Windows®, is the Ascii character set. The </text:p>
      <text:p text:style-name="P2">Ascii character set contains 256 characters and includes all the numbers, letters and </text:p>
      <text:p text:style-name="P2">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2"/>
      <text:p text:style-name="P2">The Console Functions </text:p>
      <text:p text:style-name="P2"/>
      <text:p text:style-name="P2">FreeBasic has a number of console functions that enable you to position text onthe screen, set the foreground and background colors of the text, and to retrieveinformation from the console screen. You can also use the mouse in the console for added </text:p>
      <text:p text:style-name="P2">functionality. The following table lists the console commands available in FreeBasic. </text:p>
      <text:p text:style-name="P2"/>
      <text:p text:style-name="P2">Function Syntax Comment </text:p>
      <text:p text:style-name="P2">Cls Cls mode Clears the screen. If mode is </text:p>
      <text:p text:style-name="P2"><text:soft-page-break/></text:p>
      <text:p text:style-name="P2"/>
      <text:p text:style-name="P2">Function Syntax Comment </text:p>
      <text:p text:style-name="P2">0 or omitted, entire screen </text:p>
      <text:p text:style-name="P2">is cleared. If mode is 1 the </text:p>
      <text:p text:style-name="P2">graphics viewport is cleared.</text:p>
      <text:p text:style-name="P2">If mode is 2, the text </text:p>
      <text:p text:style-name="P2">viewport is cleared. </text:p>
      <text:p text:style-name="P2">Color Color foreground,</text:p>
      <text:p text:style-name="P2">background </text:p>
      <text:p text:style-name="P2">B = Color </text:p>
      <text:p text:style-name="P2">Sets the foreground and/orbackground color of printed </text:p>
      <text:p text:style-name="P2">text. </text:p>
      <text:p text:style-name="P2">Color can also be used to </text:p>
      <text:p text:style-name="P2">return the current color </text:p>
      <text:p text:style-name="P2">attributes, where the </text:p>
      <text:p text:style-name="P2">foreground color is the low-</text:p>
      <text:p text:style-name="P2">word and the backgroundcolor is the high-word. </text:p>
      <text:p text:style-name="P2">Csrlin B = Csrlin Returns the row that the </text:p>
      <text:p text:style-name="P2">cursor currently occupies. </text:p>
      <text:p text:style-name="P2">Format B = Format (numeric,</text:p>
      <text:p text:style-name="P2">format_string) </text:p>
      <text:p text:style-name="P2">Formats a numerical </text:p>
      <text:p text:style-name="P2">expression according toformat_string. </text:p>
      <text:p text:style-name="P2">Getmouse Getmouse col, row, wheel, </text:p>
      <text:p text:style-name="P2">button </text:p>
      <text:p text:style-name="P2">Returns the current positionof the mouse cursor in row, </text:p>
      <text:p text:style-name="P2">col, the current wheel state </text:p>
      <text:p text:style-name="P2">and button state. </text:p>
      <text:p text:style-name="P2">Locate Locate row, column, </text:p>
      <text:p text:style-name="P2">cursor_state </text:p>
      <text:p text:style-name="P2">Positions the cursor on the </text:p>
      <text:p text:style-name="P2">row and column. If </text:p>
      <text:p text:style-name="P2">cursor_state is 0, cursor is </text:p>
      <text:p text:style-name="P2">hidden. If 1, cursor is shown. </text:p>
      <text:p text:style-name="P2">Pos B = Pos Returns the current column </text:p>
      <text:p text:style-name="P2">of the cursor. </text:p>
      <text:p text:style-name="P2">Print </text:p>
      <text:p text:style-name="P2">? </text:p>
      <text:p text:style-name="P2">Print expression </text:p>
      <text:p text:style-name="P2">Print expression, </text:p>
      <text:p text:style-name="P2">Print expression; </text:p>
      <text:p text:style-name="P2">? expression </text:p>
      <text:p text:style-name="P2">? expression, </text:p>
      <text:p text:style-name="P2">? expression; </text:p>
      <text:p text:style-name="P2">Prints expression to thescreen. Expression can betext, a string variable ornumeric variable. A comma </text:p>
      <text:p text:style-name="P2">at the end of the print stringwill print a tab space withno carriage return. A semicolon </text:p>
      <text:p text:style-name="P2">will not print acarriage return. If no commaor semi-colon, a carriagereturn is printed. </text:p>
      <text:p text:style-name="P2">Print Using Print Using format_string,</text:p>
      <text:p text:style-name="P2"><text:soft-page-break/>expression1 </text:p>
      <text:p text:style-name="P2">Print Using format_string,</text:p>
      <text:p text:style-name="P2">expression1, </text:p>
      <text:p text:style-name="P2">Print Using format_string,</text:p>
      <text:p text:style-name="P2">expression1; </text:p>
      <text:p text:style-name="P2">Print expression to thescreen using a format string.</text:p>
      <text:p text:style-name="P2">Print Using has some knownbugs and should not beused. Use format instead. </text:p>
      <text:p text:style-name="P2"/>
      <text:p text:style-name="P2"/>
      <text:p text:style-name="P2">Function Syntax Comment </text:p>
      <text:p text:style-name="P2">Screen B = Screen(row, col,</text:p>
      <text:p text:style-name="P2">color_flag) </text:p>
      <text:p text:style-name="P2">Screen returns the ascii </text:p>
      <text:p text:style-name="P2">character code at row and </text:p>
      <text:p text:style-name="P2">column position if color_flagis 0. If color_flag is 1, Screenreturns the color attribute. </text:p>
      <text:p text:style-name="P2">You can determine the </text:p>
      <text:p text:style-name="P2">background color with </text:p>
      <text:p text:style-name="P2">background = attribute </text:p>
      <text:p text:style-name="P2">shr 4 and the foregroundcolor with foreground = </text:p>
      <text:p text:style-name="P2">attribute and &amp;hf. </text:p>
      <text:p text:style-name="P2">Spc Spc columns Causes next print statementto skip number of columns. </text:p>
      <text:p text:style-name="P2">Tab Tab column Sets column for next print </text:p>
      <text:p text:style-name="P2">statement. </text:p>
      <text:p text:style-name="P2">View Print View Print first_row To </text:p>
      <text:p text:style-name="P2">last_row </text:p>
      <text:p text:style-name="P2">Sets printing area of screen. </text:p>
      <text:p text:style-name="P2">Width Width columns, rows Sets the the number of </text:p>
      <text:p text:style-name="P2">columns and rows of the </text:p>
      <text:p text:style-name="P2">console window. </text:p>
      <text:p text:style-name="P2"/>
      <text:p text:style-name="P2">Table 15.1: Console Commands </text:p>
      <text:p text:style-name="P2"/>
      <text:p text:style-name="P2">Console Colors </text:p>
      <text:p text:style-name="P2"/>
      <text:p text:style-name="P2">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2"/>
      <text:p text:style-name="P2">. </text:p>
      <text:p text:style-name="P2">0: black </text:p>
      <text:p text:style-name="P2">. </text:p>
      <text:p text:style-name="P2">1: blue </text:p>
      <text:p text:style-name="P2">. </text:p>
      <text:p text:style-name="P2">2: green </text:p>
      <text:p text:style-name="P2">. </text:p>
      <text:p text:style-name="P2">3: cyan </text:p>
      <text:p text:style-name="P2">. </text:p>
      <text:p text:style-name="P2">4: red </text:p>
      <text:p text:style-name="P2"><text:soft-page-break/>. </text:p>
      <text:p text:style-name="P2">5: magenta </text:p>
      <text:p text:style-name="P2">. </text:p>
      <text:p text:style-name="P2">6: yellow </text:p>
      <text:p text:style-name="P2">. </text:p>
      <text:p text:style-name="P2">7: white </text:p>
      <text:p text:style-name="P2">. </text:p>
      <text:p text:style-name="P2">8: gray </text:p>
      <text:p text:style-name="P2">. </text:p>
      <text:p text:style-name="P2">9: bright blue </text:p>
      <text:p text:style-name="P2">. </text:p>
      <text:p text:style-name="P2">10: bright green </text:p>
      <text:p text:style-name="P2">. </text:p>
      <text:p text:style-name="P2">11: bright cyan </text:p>
      <text:p text:style-name="P2"/>
      <text:p text:style-name="P2">. </text:p>
      <text:p text:style-name="P2">12: bright red </text:p>
      <text:p text:style-name="P2">. </text:p>
      <text:p text:style-name="P2">13: bright magenta </text:p>
      <text:p text:style-name="P2">. </text:p>
      <text:p text:style-name="P2">14: bright yellow </text:p>
      <text:p text:style-name="P2">. </text:p>
      <text:p text:style-name="P2">15: bright white </text:p>
      <text:p text:style-name="P2">The colors listed above may vary, depending on your graphics card and monitor,</text:p>
      <text:p text:style-name="P2">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2"/>
      <text:p text:style-name="P2">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2">It is good practice to identify critical information through the use of text manipulation,</text:p>
      <text:p text:style-name="P2">such as a pop-up box, so that the information won't be missed by a color blind user. </text:p>
      <text:p text:style-name="P2"/>
      <text:p text:style-name="P2">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2"/>
      <text:p text:style-name="P2">Foreground = attribute And 15 </text:p>
      <text:p text:style-name="P2"/>
      <text:p text:style-name="P2"/>
      <text:p text:style-name="P2">Background = attribute Shr 4 </text:p>
      <text:p text:style-name="P2"/>
      <text:p text:style-name="P2"><text:soft-page-break/></text:p>
      <text:p text:style-name="P2">The following program illustrates how you might use these functions in a program. </text:p>
      <text:p text:style-name="P2"/>
      <text:p text:style-name="P2">1 </text:p>
      <text:p text:style-name="P2">Option Explicit </text:p>
      <text:p text:style-name="P2">2 </text:p>
      <text:p text:style-name="P2">3 </text:p>
      <text:p text:style-name="P2">Dim As Integer clr, ccode </text:p>
      <text:p text:style-name="P2">4 </text:p>
      <text:p text:style-name="P2">5 </text:p>
      <text:p text:style-name="P2">'Set the color </text:p>
      <text:p text:style-name="P2">6 </text:p>
      <text:p text:style-name="P2">Color 15, 0 </text:p>
      <text:p text:style-name="P2">7 </text:p>
      <text:p text:style-name="P2">8 </text:p>
      <text:p text:style-name="P2">'Get the current color </text:p>
      <text:p text:style-name="P2">9 </text:p>
      <text:p text:style-name="P2">clr = Color </text:p>
      <text:p text:style-name="P2">10 </text:p>
      <text:p text:style-name="P2">11 </text:p>
      <text:p text:style-name="P2">'Print foreground and background color numbers </text:p>
      <text:p text:style-name="P2">12 </text:p>
      <text:p text:style-name="P2">Print "Current color setting:" </text:p>
      <text:p text:style-name="P2">13 </text:p>
      <text:p text:style-name="P2">Print "Foreground: ";Loword(clr) </text:p>
      <text:p text:style-name="P2">14 </text:p>
      <text:p text:style-name="P2">Print "Background: ";Hiword(clr) </text:p>
      <text:p text:style-name="P2"/>
      <text:p text:style-name="P2"/>
      <text:p text:style-name="P2"/>
      <text:p text:style-name="P2">15 </text:p>
      <text:p text:style-name="P2">Print </text:p>
      <text:p text:style-name="P2">16 </text:p>
      <text:p text:style-name="P2">'Get the current character position at 1, 1 </text:p>
      <text:p text:style-name="P2">17 </text:p>
      <text:p text:style-name="P2">ccode = Screen(1, 1) </text:p>
      <text:p text:style-name="P2">18 </text:p>
      <text:p text:style-name="P2">Print "Character code at 1,1 is";ccode;" which is ";Chr(ccode);"." </text:p>
      <text:p text:style-name="P2">19 </text:p>
      <text:p text:style-name="P2">20 </text:p>
      <text:p text:style-name="P2">'Get the color attributes at 1,1 </text:p>
      <text:p text:style-name="P2">21 </text:p>
      <text:p text:style-name="P2">clr = Screen(1, 1, 1) </text:p>
      <text:p text:style-name="P2">22 </text:p>
      <text:p text:style-name="P2">Print "Foreground color at 1,1:";clr And 15 </text:p>
      <text:p text:style-name="P2">23 </text:p>
      <text:p text:style-name="P2">Print "Background color at 1,1:";clr Shr 4 </text:p>
      <text:p text:style-name="P2">24 </text:p>
      <text:p text:style-name="P2">25 </text:p>
      <text:p text:style-name="P2">26 </text:p>
      <text:p text:style-name="P2"><text:soft-page-break/>Sleep </text:p>
      <text:p text:style-name="P2">27 </text:p>
      <text:p text:style-name="P2">End </text:p>
      <text:p text:style-name="P2"/>
      <text:p text:style-name="P2"/>
      <text:p text:style-name="P2">Listing 15.1: color.bas </text:p>
      <text:p text:style-name="P2"/>
      <text:p text:style-name="P2"><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P2">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2"/>
      <text:p text:style-name="P2">When you run the program you should see the following output. </text:p>
      <text:p text:style-name="P2"/>
      <text:p text:style-name="P2">Current color setting: </text:p>
      <text:p text:style-name="P2"/>
      <text:p text:style-name="P2"/>
      <text:p text:style-name="P2">Foreground: 15 </text:p>
      <text:p text:style-name="P2"/>
      <text:p text:style-name="P2"/>
      <text:p text:style-name="P2">Background: 0 </text:p>
      <text:p text:style-name="P2"/>
      <text:p text:style-name="P2"/>
      <text:p text:style-name="P2">Character code at 1,1 is 67 which is C. </text:p>
      <text:p text:style-name="P2"/>
      <text:p text:style-name="P2"/>
      <text:p text:style-name="P2">Foreground color at 1,1: 15 </text:p>
      <text:p text:style-name="P2"/>
      <text:p text:style-name="P2"/>
      <text:p text:style-name="P2">Background color at 1,1: 0 </text:p>
      <text:p text:style-name="P2"/>
      <text:p text:style-name="P2"/>
      <text:p text:style-name="P2">Output 15.1: Output of color.bas </text:p>
      <text:p text:style-name="P2"/>
      <text:p text:style-name="P2">The display will be in bright white, with a black background. As you can see, youhave tremendous control over the appearance of console text and can easily determinethe attributes of the text. </text:p>
      <text:p text:style-name="P2"/>
      <text:p text:style-name="P2">Positioning Text </text:p>
      <text:p text:style-name="P2"/>
      <text:p text:style-name="P2">You can position text anywhere on the console screen using the Locate statement.</text:p>
      <text:p text:style-name="P2">The Locate statement sets the text cursor position for subsequent printing of text. To </text:p>
      <text:p text:style-name="P2"/>
      <text:p text:style-name="P2"/>
      <text:p text:style-name="P2">print to a certain location on the screen, you must first position the text cursor using <text:soft-page-break/>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P2"/>
      <text:p text:style-name="P2">The Print command will update the current cursor position. You can obtain the </text:p>
      <text:p text:style-name="P2">current row setting by using the Csrlin function and the current column setting by usingthe Pos function. </text:p>
      <text:p text:style-name="P2"/>
      <text:p text:style-name="P2">Printing Text </text:p>
      <text:p text:style-name="P2"/>
      <text:p text:style-name="P2">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P2">a carriage return and/or line feed positioning the cursor at the beginning of the next line. </text:p>
      <text:p text:style-name="P2"/>
      <text:p text:style-name="P2">You can format the output of numeric text using the Print Using command,</text:p>
      <text:p text:style-name="P2">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2">For details on the Print Using function see the FreeBasic documentation wiki4. The </text:p>
      <text:p text:style-name="P2">function will not be covered in this book. </text:p>
      <text:p text:style-name="P2"/>
      <text:p text:style-name="P2">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2"/>
      <text:p text:style-name="P2">Determining and Setting the Size of the Console </text:p>
      <text:p text:style-name="P2"/>
      <text:p text:style-name="P2">You can determine the current console size, or set the number of rows and columns </text:p>
      <text:p text:style-name="P2">of the console by using the Width function. To determine the current console size, use theWidth function without any parameters as shown in the following code snippet. </text:p>
      <text:p text:style-name="P2"/>
      <text:p text:style-name="P2">MyInt = Width </text:p>
      <text:p text:style-name="P2"/>
      <text:p text:style-name="P2"/>
      <text:p text:style-name="P2">columns = Loword(myInt) </text:p>
      <text:p text:style-name="P2"/>
      <text:p text:style-name="P2"/>
      <text:p text:style-name="P2">rows = Hiword(myInt) </text:p>
      <text:p text:style-name="P2"/>
      <text:p text:style-name="P2"/>
      <text:p text:style-name="P2">The number of columns of the console is stored in the low word of the return </text:p>
      <text:p text:style-name="P2">integer value while the number of rows is stored in the high word of the integer. To setthe console size, use the Width function with the number of desired columns and rows, <text:soft-page-break/>as </text:p>
      <text:p text:style-name="P2">illustrated in the following code snippet. </text:p>
      <text:p text:style-name="P2"/>
      <text:p text:style-name="P2">Width 80, 25 </text:p>
      <text:p text:style-name="P2"/>
      <text:p text:style-name="P2"/>
      <text:p text:style-name="P2">This will set the console to 80 columns by 25 rows. The standard consoleconfiguration is 80 columns by 25 rows, however, if you need a different size for your </text:p>
      <text:p text:style-name="P2"/>
      <text:p text:style-name="P2">4At the time of this writing, the Print Using wiki page is loacted athttp://www.freebasic.net/wiki/wikka.php?wakka=KeyPgPrintusing. </text:p>
      <text:p text:style-name="P2"/>
      <text:p text:style-name="P2"/>
      <text:p text:style-name="P2">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P2"/>
      <text:p text:style-name="P2">The following program shows how to use the Width function to get the consile sizeinformation and reset the console. </text:p>
      <text:p text:style-name="P2"/>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10 </text:p>
      <text:p text:style-name="P2">11 </text:p>
      <text:p text:style-name="P2">12 </text:p>
      <text:p text:style-name="P2">13 </text:p>
      <text:p text:style-name="P2">14 </text:p>
      <text:p text:style-name="P2">15 </text:p>
      <text:p text:style-name="P2">16 </text:p>
      <text:p text:style-name="P2">17 </text:p>
      <text:p text:style-name="P2">18 </text:p>
      <text:p text:style-name="P2">19 </text:p>
      <text:p text:style-name="P2">20 </text:p>
      <text:p text:style-name="P2">21 </text:p>
      <text:p text:style-name="P2">22 </text:p>
      <text:p text:style-name="P2">23 </text:p>
      <text:p text:style-name="P2">24 </text:p>
      <text:p text:style-name="P2">25 </text:p>
      <text:p text:style-name="P2">26 </text:p>
      <text:p text:style-name="P2">27 </text:p>
      <text:p text:style-name="P2">28 </text:p>
      <text:p text:style-name="P2"/>
      <text:p text:style-name="P2"><text:soft-page-break/></text:p>
      <text:p text:style-name="P2">Option Explicit </text:p>
      <text:p text:style-name="P2"/>
      <text:p text:style-name="P2"/>
      <text:p text:style-name="P2">Dim As Integer consize, rows, cols </text:p>
      <text:p text:style-name="P2"/>
      <text:p text:style-name="P2"/>
      <text:p text:style-name="P2">'Get the current console size </text:p>
      <text:p text:style-name="P2">consize = Width </text:p>
      <text:p text:style-name="P2">rows = Hiword(consize) </text:p>
      <text:p text:style-name="P2">cols = Loword(consize) </text:p>
      <text:p text:style-name="P2">Print "Current Rows =";rows </text:p>
      <text:p text:style-name="P2">Print "Current Columns =";cols </text:p>
      <text:p text:style-name="P2">Print "Press any key..." </text:p>
      <text:p text:style-name="P2">Sleep </text:p>
      <text:p text:style-name="P2">Cls </text:p>
      <text:p text:style-name="P2"/>
      <text:p text:style-name="P2"/>
      <text:p text:style-name="P2">'Resize console if necessary </text:p>
      <text:p text:style-name="P2">If rows &gt; 25 Then </text:p>
      <text:p text:style-name="P2">Width 80, 25 </text:p>
      <text:p text:style-name="P2">End If </text:p>
      <text:p text:style-name="P2"/>
      <text:p text:style-name="P2"/>
      <text:p text:style-name="P2">'Get the new console size </text:p>
      <text:p text:style-name="P2">consize = Width </text:p>
      <text:p text:style-name="P2">rows = Hiword(consize) </text:p>
      <text:p text:style-name="P2">cols = Loword(consize) </text:p>
      <text:p text:style-name="P2">Print "New Rows =";rows </text:p>
      <text:p text:style-name="P2">Print "New Columns =";cols </text:p>
      <text:p text:style-name="P2"/>
      <text:p text:style-name="P2"/>
      <text:p text:style-name="P2">Sleep </text:p>
      <text:p text:style-name="P2">End </text:p>
      <text:p text:style-name="P2"/>
      <text:p text:style-name="P2"/>
      <text:p text:style-name="P2">Listing 15.2: width.bas </text:p>
      <text:p text:style-name="P2"/>
      <text:p text:style-name="P2"><text:tab/>Analysis: Line 3 dimensions three variables, consize that will contain the Width </text:p>
      <text:p text:style-name="P2">return value, rows which will contain the number of rows and cols which will contain the </text:p>
      <text:p text:style-name="P2">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2">Line 13 clears the screen. </text:p>
      <text:p text:style-name="P2"/>
      <text:p text:style-name="P2"/>
      <text:p text:style-name="P2">Lines 16 through 18 check to see if the number of rows is greater than 15 and iftrue, <text:soft-page-break/>then resets the console to 80 columns by 25 rows. Line 21 checks the new consolesize and the current rows and columns are retrieved in lines 22 and 23. The new values </text:p>
      <text:p text:style-name="P2">are printed in lines 24 and 25. The program is then closed in the usual way. </text:p>
      <text:p text:style-name="P2"/>
      <text:p text:style-name="P2">When you run the program you should see output similar to the following. </text:p>
      <text:p text:style-name="P2"/>
      <text:p text:style-name="P2">Current Rows = 25 </text:p>
      <text:p text:style-name="P2">Current Columns = 80 </text:p>
      <text:p text:style-name="P2">Press any key... </text:p>
      <text:p text:style-name="P2"/>
      <text:p text:style-name="P2"/>
      <text:p text:style-name="P2">Output 15.2: Output a of width.bas </text:p>
      <text:p text:style-name="P2"/>
      <text:p text:style-name="P2">New Rows = 25 </text:p>
      <text:p text:style-name="P2">New Columns = 80 </text:p>
      <text:p text:style-name="P2"/>
      <text:p text:style-name="P2"/>
      <text:p text:style-name="P2">Output 15.3: Output b of width.bas </text:p>
      <text:p text:style-name="P2"/>
      <text:p text:style-name="P2">Output a shows the console setting when the program starts, and Output b showsthe console setting after checking the console size. In this run the default setting was thedesired size, so the Width statement did not need to be executed. </text:p>
      <text:p text:style-name="P2"/>
      <text:p text:style-name="P2">Getting User Input </text:p>
      <text:p text:style-name="P2"/>
      <text:p text:style-name="P2">If you need to interact with the user, then you will need to get user input. Thereare several ways to collect user input which are listed in the following table. </text:p>
      <text:p text:style-name="P2"/>
      <text:p text:style-name="P2">Function Syntax Comment </text:p>
      <text:p text:style-name="P2">Inkey B = Inkey Returns a key from thekeyboard buffer as a string.</text:p>
      <text:p text:style-name="P2">If an extended key ispressed, the return stringcontains character 255 + </text:p>
      <text:p text:style-name="P2">key character. Inkey doesnot wait for keyboard input. </text:p>
      <text:p text:style-name="P2">Input Input variable_list </text:p>
      <text:p text:style-name="P2">Input “prompt”; variable_list </text:p>
      <text:p text:style-name="P2">Input “prompt”,variable_list </text:p>
      <text:p text:style-name="P2">Input will gather input forone or more variables listed </text:p>
      <text:p text:style-name="P2">in variable_list. The </text:p>
      <text:p text:style-name="P2">variables should be </text:p>
      <text:p text:style-name="P2">separated with commas.</text:p>
      <text:p text:style-name="P2">The type of variabledetermines how input willcollect the data. If the data </text:p>
      <text:p text:style-name="P2">type of the variable is astring, Input will convert theinput data to a string. If thedata type of the variable is </text:p>
      <text:p text:style-name="P2"/>
      <text:p text:style-name="P2"/>
      <text:p text:style-name="P1"/>
      <text:p text:style-name="P2">numeric, Input will convertthe data to a number. If an </text:p>
      <text:p text:style-name="P2">invalid numeric string isentered, Input will attempt </text:p>
      <text:p text:style-name="P2">to convert as manycharacters as possible to anumber. If no characters can </text:p>
      <text:p text:style-name="P2">be converted to a string,</text:p>
      <text:p text:style-name="P2">Input will return 0. If a semicolon </text:p>
      <text:p text:style-name="P2">is used with Input, aquestion mark will bedisplayed after the prompt.</text:p>
      <text:p text:style-name="P2">If a comma is used, a </text:p>
      <text:p text:style-name="P2">question mark will not beprinted. </text:p>
      <text:p text:style-name="P2">Input() B = </text:p>
      <text:p text:style-name="P2">Input(number_of_characters) </text:p>
      <text:p text:style-name="P2">Input() will return a stringcontaining number ofcharacters entered. </text:p>
      <text:p text:style-name="P2">Getkey B = GetKey Returns the ascii code of the </text:p>
      <text:p text:style-name="P2">current key in the keyboardbuffer. Getkey will wait for akey. If an extended key ispressed, the first characteris skipped, character 255,</text:p>
      <text:p text:style-name="P2">and the second character is </text:p>
      <text:p text:style-name="P2">returned. </text:p>
      <text:p text:style-name="P2">Line Input Line Input string_variable </text:p>
      <text:p text:style-name="P2">B = Line Input “prompt”;</text:p>
      <text:p text:style-name="P2">string_variable </text:p>
      <text:p text:style-name="P2">B = Line Input “prompt”,</text:p>
      <text:p text:style-name="P2">string_variable </text:p>
      <text:p text:style-name="P2">Line Input will return a lineof text from the keyboard.</text:p>
      <text:p text:style-name="P2">All characters up to, but notincluding the enter key areread. An optional promptcan be displayed with eithera question mark, using asemi-colon, or no questionmark when using a comma. </text:p>
      <text:p text:style-name="P2">Winput() B = </text:p>
      <text:p text:style-name="P2">Winput(number_of_characters) </text:p>
      <text:p text:style-name="P2">Wide string version ifInput(). </text:p>
      <text:p text:style-name="P2"/>
      <text:p text:style-name="P2">Table 15.2: Input Functions </text:p>
      <text:p text:style-name="P2"/>
      <text:p text:style-name="P2">Inkey </text:p>
      <text:p text:style-name="P2"/>
      <text:p text:style-name="P2">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2">with the first code being character 255. </text:p>
      <text:p text:style-name="P2"/>
      <text:p text:style-name="P2"/>
      <text:p text:style-name="P2">The following program will display the character and ascii code(s) of both normaland extended keys. </text:p>
      <text:p text:style-name="P2"/>
      <text:p text:style-name="P2"/>
      <text:p text:style-name="P2"/>
      <text:p text:style-name="P2">Option Explicit </text:p>
      <text:p text:style-name="P2"><text:soft-page-break/></text:p>
      <text:p text:style-name="P2"/>
      <text:p text:style-name="P2">Dim As String key, char </text:p>
      <text:p text:style-name="P2">Dim As Integer i </text:p>
      <text:p text:style-name="P2"/>
      <text:p text:style-name="P2"/>
      <text:p text:style-name="P2">Do </text:p>
      <text:p text:style-name="P2">'Check keyboard buffer </text:p>
      <text:p text:style-name="P2">key = Inkey </text:p>
      <text:p text:style-name="P2">'If key has been pressed </text:p>
      <text:p text:style-name="P2">If Len(key) &gt; 0 Then</text:p>
      <text:p text:style-name="P2"/>
      <text:p text:style-name="P2"/>
      <text:p text:style-name="P2"><text:s/>'Clear the last message </text:p>
      <text:p text:style-name="P2">Locate 1, 1 </text:p>
      <text:p text:style-name="P2">Print Space(79); </text:p>
      <text:p text:style-name="P2">'Reposition cursor </text:p>
      <text:p text:style-name="P2">locate 1,1 </text:p>
      <text:p text:style-name="P2">'Print current key codes </text:p>
      <text:p text:style-name="P2">For i = 1 To Len(key)</text:p>
      <text:p text:style-name="P2"/>
      <text:p text:style-name="P2"/>
      <text:p text:style-name="P2"><text:s/>char = Mid(key, i, 1) </text:p>
      <text:p text:style-name="P2">Print "Character: ";char; " Code: ";Asc(char); " ";</text:p>
      <text:p text:style-name="P2"/>
      <text:p text:style-name="P2"/>
      <text:p text:style-name="P2"><text:s/>Next </text:p>
      <text:p text:style-name="P2">End If </text:p>
      <text:p text:style-name="P2">Sleep 10 </text:p>
      <text:p text:style-name="P2"/>
      <text:p text:style-name="P2"/>
      <text:p text:style-name="P2">Loop Until key = Chr(27) </text:p>
      <text:p text:style-name="P2"/>
      <text:p text:style-name="P2"/>
      <text:p text:style-name="P2">End </text:p>
      <text:p text:style-name="P2"/>
      <text:p text:style-name="P2"/>
      <text:p text:style-name="P2">Listing 15.3: inkey.bas </text:p>
      <text:p text:style-name="P2"/>
      <text:p text:style-name="P2"><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2">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2"/>
      <text:p text:style-name="P2">The Sleep command is used in line 22 to allow the operating system to processother <text:soft-page-break/>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P2"/>
      <text:p text:style-name="P2"/>
      <text:p text:style-name="P2">Line 23 then checks to see if the escape key was pressed, which is ascii code 27,</text:p>
      <text:p text:style-name="P2">and then exits the loop if the key was pressed. The program is then closed using the end </text:p>
      <text:p text:style-name="P2">statement. </text:p>
      <text:p text:style-name="P2"/>
      <text:p text:style-name="P2">A sample output is shown below. </text:p>
      <text:p text:style-name="P2"/>
      <text:p text:style-name="P2">Character: Code: 255 Character: ; Code: 59 </text:p>
      <text:p text:style-name="P2"/>
      <text:p text:style-name="P2"/>
      <text:p text:style-name="P2">Output 15.4: Output of inkey.bas </text:p>
      <text:p text:style-name="P2"/>
      <text:p text:style-name="P2">The output shows the codes when the F1 key is pressed. Once you know the keycodes, then you can build Const statements to trap for certain keys. For example, to trapfor the F1 key, you would create the Const statement shown in the code snippet below. </text:p>
      <text:p text:style-name="P2"/>
      <text:p text:style-name="P2">Const F1_key = Chr(255) &amp; Chr(59) </text:p>
      <text:p text:style-name="P2"/>
      <text:p text:style-name="P2"/>
      <text:p text:style-name="P2">You can then check the Inkey return to see if the key returned natches the F1 key. </text:p>
      <text:p text:style-name="P2"/>
      <text:p text:style-name="P2">If key = key_F1 Then </text:p>
      <text:p text:style-name="P2"/>
      <text:p text:style-name="P2"/>
      <text:p text:style-name="P2">'Then do something </text:p>
      <text:p text:style-name="P2"/>
      <text:p text:style-name="P2"/>
      <text:p text:style-name="P2">End If </text:p>
      <text:p text:style-name="P2"/>
      <text:p text:style-name="P2"/>
      <text:p text:style-name="P2">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2"/>
      <text:p text:style-name="P2">Getkey </text:p>
      <text:p text:style-name="P2"/>
      <text:p text:style-name="P2">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2"><text:soft-page-break/></text:p>
      <text:p text:style-name="P2">Input </text:p>
      <text:p text:style-name="P2"/>
      <text:p text:style-name="P2">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2">The variables must be separated using commas. </text:p>
      <text:p text:style-name="P2"/>
      <text:p text:style-name="P2">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P2"/>
      <text:p text:style-name="P2">If you are supplying multiple variables to Input, then the user will need to enter thevalues separated by either spaces or commas. The spaces and commas are not returned </text:p>
      <text:p text:style-name="P2"/>
      <text:p text:style-name="P2"/>
      <text:p text:style-name="P2">by Input. If you need to process either spaces or commas, then you need to use LineInput rather than Input. </text:p>
      <text:p text:style-name="P2"/>
      <text:p text:style-name="P2">Line Input </text:p>
      <text:p text:style-name="P2"/>
      <text:p text:style-name="P2">Line Input will return a single string up to but not including the enter key. That is,</text:p>
      <text:p text:style-name="P2">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2"/>
      <text:h text:style-name="Heading_20_2" text:outline-level="2">Using the Mouse </text:h>
      <text:p text:style-name="P2"/>
      <text:p text:style-name="P2">Another way to get user input is to use the mouse. The Getmouse function willreturn the current zero-based row and column of the mouse as well as the state of the </text:p>
      <text:p text:style-name="P2">buttons and mouse wheel. Since the rows and columns are zero-based, you will need toadd 1 to the values to map the return values to the screen </text:p>
      <text:p text:style-name="P2"/>
      <text:p text:style-name="P2">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2">and then take an action based on the offset value returned by Getmouse. For example, toscroll some text, you may scroll up if the wheel number is moving in the positive directionand scroll down if the wheel number is moving in the negative direction. </text:p>
      <text:p text:style-name="P2"/>
      <text:p text:style-name="P2">You can also determine which buttons have been pressed by checking the buttonreturn value. Getmouse supports three buttons, left and right and a middle button, whichoften doubles as the mouse wheel. You can determine which button has been <text:soft-page-break/>pressed byusing the following formulas. </text:p>
      <text:p text:style-name="P2"/>
      <text:p text:style-name="P2">. </text:p>
      <text:p text:style-name="P2">Left button = button And 1 </text:p>
      <text:p text:style-name="P2">. </text:p>
      <text:p text:style-name="P2">Right button = button And 2 </text:p>
      <text:p text:style-name="P2">. </text:p>
      <text:p text:style-name="P2">Middle button = button And 4 </text:p>
      <text:p text:style-name="P2">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2"/>
      <text:p text:style-name="P2">The following program illustrates using the Getmouse functions. </text:p>
      <text:p text:style-name="P2"/>
      <text:p text:style-name="P2"><text:s/></text:p>
      <text:p text:style-name="P2">Option Explicit </text:p>
      <text:p text:style-name="P2"/>
      <text:p text:style-name="P2"/>
      <text:p text:style-name="P2"><text:s/></text:p>
      <text:p text:style-name="P2"/>
      <text:p text:style-name="P2"/>
      <text:p text:style-name="P2"/>
      <text:p text:style-name="P2">'Mouse return values </text:p>
      <text:p text:style-name="P2"/>
      <text:p text:style-name="P2"/>
      <text:p text:style-name="P2">4 </text:p>
      <text:p text:style-name="P2">Dim As Integer mx, my, oldmx, oldmy, mwheel, mbuttons </text:p>
      <text:p text:style-name="P2"/>
      <text:p text:style-name="P2"/>
      <text:p text:style-name="P2">5 </text:p>
      <text:p text:style-name="P2"/>
      <text:p text:style-name="P2"/>
      <text:p text:style-name="P2">6 </text:p>
      <text:p text:style-name="P2">'Turn off text cursor </text:p>
      <text:p text:style-name="P2"/>
      <text:p text:style-name="P2"/>
      <text:p text:style-name="P2"/>
      <text:p text:style-name="P2"/>
      <text:p text:style-name="P2"/>
      <text:p text:style-name="P2"/>
      <text:p text:style-name="P2">Locate ,,0 </text:p>
      <text:p text:style-name="P2"/>
      <text:p text:style-name="P2"/>
      <text:p text:style-name="P2">Do</text:p>
      <text:p text:style-name="P2"/>
      <text:p text:style-name="P2"/>
      <text:p text:style-name="P2"><text:s/>'Get mouse info</text:p>
      <text:p text:style-name="P2"/>
      <text:p text:style-name="P2"><text:soft-page-break/></text:p>
      <text:p text:style-name="P2"><text:s/>Getmouse mx, my, mwheel, mbuttons</text:p>
      <text:p text:style-name="P2"/>
      <text:p text:style-name="P2"/>
      <text:p text:style-name="P2"><text:s/>'Zero based so add 1</text:p>
      <text:p text:style-name="P2"/>
      <text:p text:style-name="P2"/>
      <text:p text:style-name="P2"><text:s/>mx += 1</text:p>
      <text:p text:style-name="P2"/>
      <text:p text:style-name="P2"/>
      <text:p text:style-name="P2"><text:s/>my += 1</text:p>
      <text:p text:style-name="P2"/>
      <text:p text:style-name="P2"/>
      <text:p text:style-name="P2"><text:s/>'Check to see if we have new information</text:p>
      <text:p text:style-name="P2"/>
      <text:p text:style-name="P2"/>
      <text:p text:style-name="P2"><text:s/>If (mx &gt; 0) And (my &gt; 0) then</text:p>
      <text:p text:style-name="P2"/>
      <text:p text:style-name="P2"/>
      <text:p text:style-name="P2"><text:s/>Locate 1, 1</text:p>
      <text:p text:style-name="P2"/>
      <text:p text:style-name="P2"/>
      <text:p text:style-name="P2"><text:s/>'Print current row, column and wheel setting</text:p>
      <text:p text:style-name="P2"/>
      <text:p text:style-name="P2"/>
      <text:p text:style-name="P2"><text:s/>Print "Row:";my;" Col:";mx;" W:";mwheel;" BT:";</text:p>
      <text:p text:style-name="P2"/>
      <text:p text:style-name="P2"/>
      <text:p text:style-name="P2"><text:s/>'Check for button press</text:p>
      <text:p text:style-name="P2"/>
      <text:p text:style-name="P2"/>
      <text:p text:style-name="P2"><text:s/>If mbuttons And 1 Then Print "L";</text:p>
      <text:p text:style-name="P2"/>
      <text:p text:style-name="P2"/>
      <text:p text:style-name="P2"><text:s/>If mbuttons And 2 Then Print "R";</text:p>
      <text:p text:style-name="P2"/>
      <text:p text:style-name="P2"/>
      <text:p text:style-name="P2"><text:s/>If mbuttons And 4 Then Print "M";</text:p>
      <text:p text:style-name="P2"/>
      <text:p text:style-name="P2"/>
      <text:p text:style-name="P2"><text:s/>Print " "</text:p>
      <text:p text:style-name="P2"/>
      <text:p text:style-name="P2"/>
      <text:p text:style-name="P2"><text:s/>'Clear old cursor</text:p>
      <text:p text:style-name="P2"/>
      <text:p text:style-name="P2"/>
      <text:p text:style-name="P2"><text:s/>Locate oldmy, oldmx</text:p>
      <text:p text:style-name="P2"/>
      <text:p text:style-name="P2"/>
      <text:p text:style-name="P2"><text:s/>Print chr(32);</text:p>
      <text:p text:style-name="P2"><text:soft-page-break/></text:p>
      <text:p text:style-name="P2"/>
      <text:p text:style-name="P2"><text:s/>'Print new cursor</text:p>
      <text:p text:style-name="P2"/>
      <text:p text:style-name="P2"/>
      <text:p text:style-name="P2"><text:s/>Locate my, mx</text:p>
      <text:p text:style-name="P2"/>
      <text:p text:style-name="P2"/>
      <text:p text:style-name="P2"><text:s/>Print Chr(15);</text:p>
      <text:p text:style-name="P2"/>
      <text:p text:style-name="P2"/>
      <text:p text:style-name="P2"><text:s/>'Save the old values</text:p>
      <text:p text:style-name="P2"/>
      <text:p text:style-name="P2"/>
      <text:p text:style-name="P2"><text:s/>oldmx = mx</text:p>
      <text:p text:style-name="P2"/>
      <text:p text:style-name="P2"/>
      <text:p text:style-name="P2"><text:s/>oldmy = my</text:p>
      <text:p text:style-name="P2"/>
      <text:p text:style-name="P2"/>
      <text:p text:style-name="P2"><text:s/>End If</text:p>
      <text:p text:style-name="P2"/>
      <text:p text:style-name="P2"/>
      <text:p text:style-name="P2"><text:s/>Sleep 10 </text:p>
      <text:p text:style-name="P2">Loop Until Inkey$&lt;&gt;"" </text:p>
      <text:p text:style-name="P2">'Turn on cursor </text:p>
      <text:p text:style-name="P2">Locate ,, 1 </text:p>
      <text:p text:style-name="P2"/>
      <text:p text:style-name="P2"/>
      <text:p text:style-name="P2">End </text:p>
      <text:p text:style-name="P2"/>
      <text:p text:style-name="P2"/>
      <text:p text:style-name="P2">Listing 15.4: con-mouse.bas </text:p>
      <text:p text:style-name="P2"/>
      <text:p text:style-name="P2"><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2">8 through 35 are the mouse input loop that polls the mouse. Line 10 uses the Getmousefunction to return the current mouse state information. Since Getmouse returns the row </text:p>
      <text:p text:style-name="P2">and column as a zero-based value, lines 12 and 13 add 1 to the value to map the returnvalue to the actual screen coordinates. Line 15 checks to see if the mouse is still within </text:p>
      <text:p text:style-name="P2">the console screen. If the mouse is outside the console screen, Getmouse will return -1 </text:p>
      <text:p text:style-name="P2">for the row and column values. Since the program added 1 to these values, if the mouse </text:p>
      <text:p text:style-name="P2"><text:soft-page-break/></text:p>
      <text:p text:style-name="P2"/>
      <text:p text:style-name="P2">is outside the console window, the mx and my values will be 0; that is, -1 + 1 = 0. Youshould always check to make sure the mouse is still inside the console window beforeinteracting with the mouse. </text:p>
      <text:p text:style-name="P2"/>
      <text:p text:style-name="P2">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2">indicator, an asterisk that will follow the mouse cursor on the screen. Lines 28 and 29 </text:p>
      <text:p text:style-name="P2">then print the asterisk at the new mouse location. Lines 31 and 32 save the current mxand my values in oldmx and oldmy, to use in the next loop iteration. </text:p>
      <text:p text:style-name="P2"/>
      <text:p text:style-name="P2">The Do-Loop is exited in line 35 when any key is pressed. Line 27 turned the textcursor back on and the program is closed with the End statement in line 39. </text:p>
      <text:p text:style-name="P2"/>
      <text:p text:style-name="P2">When you run the program you should see something similar to the following. </text:p>
      <text:p text:style-name="P2"/>
      <text:p text:style-name="P2">Row: 2 Col: 4 W: 2 BT:L </text:p>
      <text:p text:style-name="P2"/>
      <text:p text:style-name="P2"/>
      <text:p text:style-name="P2">¤ </text:p>
      <text:p text:style-name="P2"/>
      <text:p text:style-name="P2"/>
      <text:p text:style-name="P2">Output 15.5: Output of con-mouse.bas </text:p>
      <text:p text:style-name="P2"/>
      <text:p text:style-name="P2">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2"/>
      <text:p text:style-name="P2">Creating a Text View Port </text:p>
      <text:p text:style-name="P2"/>
      <text:p text:style-name="P2">You can create a text view port using the View Print statement. A text view portcan be thought of as a window -within-a-window, where all text operations occur. Youdefine a view by passing the beginning row and ending row to the View Print command.</text:p>
      <text:p text:style-name="P2">Once the command has been issued, all subsequent text operations occur within the view </text:p>
      <text:p text:style-name="P2">port. </text:p>
      <text:p text:style-name="P2"/>
      <text:p text:style-name="P2">The following program creates a 10 line view port and prints some text within theview, which can be scrolled using the mouse wheel. If the mouse does not work withinthe console window, you will need to turn off the QuickEdit mode as described above. </text:p>
      <text:p text:style-name="P2"/>
      <text:p text:style-name="P2">1 </text:p>
      <text:p text:style-name="P2">Option Explicit </text:p>
      <text:p text:style-name="P2"><text:soft-page-break/>2 </text:p>
      <text:p text:style-name="P2">3 </text:p>
      <text:p text:style-name="P2">'Create paragraph </text:p>
      <text:p text:style-name="P2">4 </text:p>
      <text:p text:style-name="P2">Dim Shared As String * 80 myText(1 To 19) =&gt; { _ </text:p>
      <text:p text:style-name="P2">5 </text:p>
      <text:p text:style-name="P2">" Lorem ipsum dolor sit amet consectetuer id a ut magna Vestibulum.", _ </text:p>
      <text:p text:style-name="P2">6 </text:p>
      <text:p text:style-name="P2">"Id elit justo pretium commodo vitae convallis urna magnis mattis ", _ </text:p>
      <text:p text:style-name="P2">7 </text:p>
      <text:p text:style-name="P2">"tempor. Duis vitae id semper euismod dolor wisi turpis leo dolor in. ", _ </text:p>
      <text:p text:style-name="P2">8 </text:p>
      <text:p text:style-name="P2">"Neque non Vivamus ac eget nunc sagittis ut mauris at orci. Tincidunt ", _ </text:p>
      <text:p text:style-name="P2">9 </text:p>
      <text:p text:style-name="P2">"ipsum habitasse accumsan leo iaculis et vitae congue vitae malesuada. ", _ </text:p>
      <text:p text:style-name="P2"/>
      <text:p text:style-name="P2"/>
      <text:p text:style-name="P2"/>
      <text:p text:style-name="P2">"Wisi sem Curabitur id ut ipsum adipiscing facilisi elit In id. Et urna.", _ </text:p>
      <text:p text:style-name="P2">11 </text:p>
      <text:p text:style-name="P2">" Lorem ipsum dolor sit amet consectetuer eleifend Suspendisse sem ", _ </text:p>
      <text:p text:style-name="P2">12 </text:p>
      <text:p text:style-name="P2">"lacus iaculis. Wisi feugiat mus augue parturient et felis Pellentesque ", _ </text:p>
      <text:p text:style-name="P2">13 </text:p>
      <text:p text:style-name="P2">"wisi et nec. Vitae metus senectus a dolor Nullam amet accumsan integue ", _ </text:p>
      <text:p text:style-name="P2">14 </text:p>
      <text:p text:style-name="P2">"nonummy id. Sed justo in fames turpis justo platea ultrices est ", _ </text:p>
      <text:p text:style-name="P2">15 </text:p>
      <text:p text:style-name="P2">"convallis vel. Interdum ut Morbi enim ut Vestibulum senectus lacinia", _ </text:p>
      <text:p text:style-name="P2">16 </text:p>
      <text:p text:style-name="P2">"Sed congue metus.", _ </text:p>
      <text:p text:style-name="P2">17 </text:p>
      <text:p text:style-name="P2">" Lorem ipsum dolor sit amet consectetuer lacinia molestie wisi", _ </text:p>
      <text:p text:style-name="P2">18 </text:p>
      <text:p text:style-name="P2">"semper pretium. Et gravida congue volutpat ac Maecenas elit Nunc ", _ </text:p>
      <text:p text:style-name="P2">19 </text:p>
      <text:p text:style-name="P2">"orci Curabitur lobortis. Felis tincidunt nonummy vitae at ut et ", _ </text:p>
      <text:p text:style-name="P2">"et montes pellentesque Donec. Vitae elit habitant nunc cursus ", _ </text:p>
      <text:p text:style-name="P2">21 </text:p>
      <text:p text:style-name="P2">"ullamcorper risus sagittis tempus consectetuer velit. Est ", _ </text:p>
      <text:p text:style-name="P2">22 </text:p>
      <text:p text:style-name="P2">"Vestibulum non id pulvinar Nam vitae metus id congue massa. ", _ </text:p>
      <text:p text:style-name="P2">23 </text:p>
      <text:p text:style-name="P2">"Phasellus."} </text:p>
      <text:p text:style-name="P2">24 </text:p>
      <text:p text:style-name="P2">25 </text:p>
      <text:p text:style-name="P2">Dim As Integer idx = 1, mx, my, oldwheel, mwheel, delta </text:p>
      <text:p text:style-name="P2">26 </text:p>
      <text:p text:style-name="P2">Dim As Integer vtop = 10, vbot = 20 </text:p>
      <text:p text:style-name="P2">27 </text:p>
      <text:p text:style-name="P2"><text:soft-page-break/>28 </text:p>
      <text:p text:style-name="P2">Sub PrintText(tidx As Integer)</text:p>
      <text:p text:style-name="P2">29 </text:p>
      <text:p text:style-name="P2">Dim As Integer i, tbot31 </text:p>
      <text:p text:style-name="P2">'Clear view port to black32 </text:p>
      <text:p text:style-name="P2">Color , 033 </text:p>
      <text:p text:style-name="P2">Cls34 </text:p>
      <text:p text:style-name="P2">'Calc text that will fit into view port35 </text:p>
      <text:p text:style-name="P2">tbot = tidx + 1036 </text:p>
      <text:p text:style-name="P2">If tbot &gt; 19 Then tbot = 1937 </text:p>
      <text:p text:style-name="P2">For i = tidx To tbot38 </text:p>
      <text:p text:style-name="P2">Print Rtrim(myText(i))</text:p>
      <text:p text:style-name="P2">39 </text:p>
      <text:p text:style-name="P2">Next </text:p>
      <text:p text:style-name="P2">End Sub </text:p>
      <text:p text:style-name="P2">41 </text:p>
      <text:p text:style-name="P2">42 </text:p>
      <text:p text:style-name="P2">'Set the console size </text:p>
      <text:p text:style-name="P2">43 </text:p>
      <text:p text:style-name="P2">Width 80, 25 </text:p>
      <text:p text:style-name="P2">44 </text:p>
      <text:p text:style-name="P2">'Turn off text cursor </text:p>
      <text:p text:style-name="P2">45 </text:p>
      <text:p text:style-name="P2">Locate ,,0 </text:p>
      <text:p text:style-name="P2">46 </text:p>
      <text:p text:style-name="P2">'Clear screen to blue </text:p>
      <text:p text:style-name="P2">47 </text:p>
      <text:p text:style-name="P2">Color , 1 </text:p>
      <text:p text:style-name="P2">48 </text:p>
      <text:p text:style-name="P2">Cls </text:p>
      <text:p text:style-name="P2">49 </text:p>
      <text:p text:style-name="P2">'Create view port </text:p>
      <text:p text:style-name="P2">View Print vtop To vbot </text:p>
      <text:p text:style-name="P2">51 </text:p>
      <text:p text:style-name="P2">'Print the current text </text:p>
      <text:p text:style-name="P2">52 </text:p>
      <text:p text:style-name="P2">PrintText idx </text:p>
      <text:p text:style-name="P2">53 </text:p>
      <text:p text:style-name="P2">'Get the current wheel setting </text:p>
      <text:p text:style-name="P2">54 </text:p>
      <text:p text:style-name="P2">Getmouse mx, my, oldwheel </text:p>
      <text:p text:style-name="P2"/>
      <text:p text:style-name="P2"/>
      <text:p text:style-name="P2"/>
      <text:p text:style-name="P2">55 </text:p>
      <text:p text:style-name="P2">56 </text:p>
      <text:p text:style-name="P2">57 </text:p>
      <text:p text:style-name="P2">58 </text:p>
      <text:p text:style-name="P2">59 </text:p>
      <text:p text:style-name="P2">60 </text:p>
      <text:p text:style-name="P2"><text:soft-page-break/>61 </text:p>
      <text:p text:style-name="P2">62 </text:p>
      <text:p text:style-name="P2">63 </text:p>
      <text:p text:style-name="P2">64 </text:p>
      <text:p text:style-name="P2">65 </text:p>
      <text:p text:style-name="P2">66 </text:p>
      <text:p text:style-name="P2">67 </text:p>
      <text:p text:style-name="P2">68 </text:p>
      <text:p text:style-name="P2">69 </text:p>
      <text:p text:style-name="P2">70 </text:p>
      <text:p text:style-name="P2">71 </text:p>
      <text:p text:style-name="P2">72 </text:p>
      <text:p text:style-name="P2">73 </text:p>
      <text:p text:style-name="P2">74 </text:p>
      <text:p text:style-name="P2">75 </text:p>
      <text:p text:style-name="P2">76 </text:p>
      <text:p text:style-name="P2"/>
      <text:p text:style-name="P2"/>
      <text:p text:style-name="P2">Do </text:p>
      <text:p text:style-name="P2">'Get mouse wheel info </text:p>
      <text:p text:style-name="P2">Getmouse mx, my, mwheel </text:p>
      <text:p text:style-name="P2">If mwheel &lt;&gt; oldwheel Then</text:p>
      <text:p text:style-name="P2"/>
      <text:p text:style-name="P2"/>
      <text:p text:style-name="P2"><text:s/>'Get delta amount </text:p>
      <text:p text:style-name="P2">delta = oldwheel mwheel </text:p>
      <text:p text:style-name="P2">'Use delta amount to adjust text index </text:p>
      <text:p text:style-name="P2">idx = idx + delta </text:p>
      <text:p text:style-name="P2">'Make sure text isn't out of bouns </text:p>
      <text:p text:style-name="P2">If idx &gt; 19 Then idx = 19 </text:p>
      <text:p text:style-name="P2">If idx &lt; 1 Then idx = 1 </text:p>
      <text:p text:style-name="P2">'Print text </text:p>
      <text:p text:style-name="P2">PrintText idx </text:p>
      <text:p text:style-name="P2">'Save the current mouse wheel value </text:p>
      <text:p text:style-name="P2">oldwheel = mwheel</text:p>
      <text:p text:style-name="P2"/>
      <text:p text:style-name="P2"/>
      <text:p text:style-name="P2"><text:s/>End If</text:p>
      <text:p text:style-name="P2"/>
      <text:p text:style-name="P2"/>
      <text:p text:style-name="P2"><text:s/>Sleep 10 </text:p>
      <text:p text:style-name="P2">Loop Until Inkey&lt;&gt;"" </text:p>
      <text:p text:style-name="P2">'Turn on text cursor </text:p>
      <text:p text:style-name="P2">Locate ,,1 </text:p>
      <text:p text:style-name="P2"/>
      <text:p text:style-name="P2"/>
      <text:p text:style-name="P2">End </text:p>
      <text:p text:style-name="P2"/>
      <text:p text:style-name="P2"/>
      <text:p text:style-name="P2">Listing 15.5: view-print.bas </text:p>
      <text:p text:style-name="P2"><text:soft-page-break/></text:p>
      <text:p text:style-name="P2"><text:tab/>Analysis: Line 4 creates a single-dimension array that initialized to some 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2"/>
      <text:p text:style-name="P2">Line 28 through 40 define the PrintText subroutine which will print the array text tothe view port. The tidx parameter, is the current value contained within the idx variable,</text:p>
      <text:p text:style-name="P2">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2"/>
      <text:p text:style-name="P2">Line 43 sets the width of the console, and lines 45 through 48 clear the mainconsole window to a blue color. At the point the view port has not be created so thesecommands apply to the console widow as a whole. Line 505 creates a view port that </text:p>
      <text:p text:style-name="P2"/>
      <text:p text:style-name="P2"/>
      <text:p text:style-name="P2">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P2"/>
      <text:p text:style-name="P2">Line 55 through 71 define the mouse input loop. Line 57 gets the current mousewheel value. Line 58 checks to see if the new value is different than the old value, and if </text:p>
      <text:p text:style-name="P2">they are different, this means the mouse wheel has been moved. Line 60 calculates the </text:p>
      <text:p text:style-name="P2">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2"/>
      <text:p text:style-name="P2">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2"/>
      <text:p text:style-name="P2">If a key pressed the loop is exited in line 72 and then program is closed with anEnd statement. </text:p>
      <text:p text:style-name="P2"/>
      <text:p text:style-name="P2"><text:soft-page-break/>When you run the program you should see output similar to that shown below. </text:p>
      <text:p text:style-name="P2"/>
      <text:p text:style-name="P2"/>
      <text:p text:style-name="P2">Sed congue metus.</text:p>
      <text:p text:style-name="P2"/>
      <text:p text:style-name="P2"/>
      <text:p text:style-name="P2"><text:s/>Lorem ipsum dolor sit amet consectetuer lacinia molestie wisi </text:p>
      <text:p text:style-name="P2">semper pretium. Et gravida congue volutpat ac Maecenas elit Nunc </text:p>
      <text:p text:style-name="P2">orci Curabitur lobortis. Felis tincidunt nonummy vitae at ut et </text:p>
      <text:p text:style-name="P2">et montes pellentesque Donec. Vitae elit habitant nunc cursus </text:p>
      <text:p text:style-name="P2">ullamcorper risus sagittis tempus consectetuer velit. Est </text:p>
      <text:p text:style-name="P2">Vestibulum non id pulvinar Nam vitae metus id congue massa. </text:p>
      <text:p text:style-name="P2">Phasellus. </text:p>
      <text:p text:style-name="P2"/>
      <text:p text:style-name="P2"/>
      <text:p text:style-name="P2"/>
      <text:p text:style-name="P2">Output 15.6: Output of view-print.bas </text:p>
      <text:p text:style-name="P2"/>
      <text:p text:style-name="P2">When you run the program you will see a blue screen with a black view port in themiddle with some text. Scroll the mouse wheel, and the text will scroll. Move the mouse </text:p>
      <text:p text:style-name="P2">wheel forward and the text will scroll down, move the mouse backward and the text will </text:p>
      <text:p text:style-name="P2">scroll up. The text will stop scrolling when the beginning or the end of the text is reached.</text:p>
      <text:p text:style-name="P2">As you can see, using the view port command along with the Getmouse function is asimple way to add a great deal of functionality to your text-based programs. </text:p>
      <text:p text:style-name="P2"/>
      <text:h text:style-name="Heading_20_2" text:outline-level="2">A Look Ahead </text:h>
      <text:p text:style-name="P2"/>
      <text:p text:style-name="P2">Now that you can create variables and gather input, you need to see how to buildcontrol structures to act on this data. In the next chapter you will see the various controlstructures that are available in FreeBasic.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5 Console Programming </dc:title>
    <dc:date>2019-02-24T20:52:14.550699137</dc:date>
    <meta:editing-duration>PT43M56S</meta:editing-duration>
    <meta:editing-cycles>3</meta:editing-cycles>
    <meta:generator>LibreOffice/6.0.7.3$Linux_X86_64 LibreOffice_project/00m0$Build-3</meta:generator>
    <meta:document-statistic meta:table-count="0" meta:image-count="0" meta:object-count="0" meta:page-count="23" meta:paragraph-count="618" meta:word-count="5906" meta:character-count="34085" meta:non-whitespace-character-count="28209"/>
    <meta:template xlink:type="simple" xlink:actuate="onRequest" xlink:title="" xlink:href="../fbeginnerm.odm" meta:date="2019-02-03T06:07:25.279900573"/>
  </office:meta>
</office:document-meta>
</file>